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3.814cm"/>
    </style:style>
    <style:style style:name="Tableau1.D" style:family="table-column">
      <style:table-column-properties style:column-width="5.292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0" style:family="paragraph" style:parent-style-name="Footer">
      <style:text-properties fo:font-size="6pt" style:font-size-asian="5.25pt" style:font-size-complex="6pt"/>
    </style:style>
    <style:style style:name="P11" style:family="paragraph" style:parent-style-name="Standard">
      <style:text-properties officeooo:paragraph-rsid="00085520"/>
    </style:style>
    <style:style style:name="T1" style:family="text">
      <style:text-properties officeooo:rsid="0022d92c"/>
    </style:style>
    <style:style style:name="T2" style:family="text">
      <style:text-properties officeooo:rsid="002171ab"/>
    </style:style>
    <style:style style:name="T3" style:family="text">
      <style:text-properties officeooo:rsid="002a74f5"/>
    </style:style>
    <style:style style:name="T4" style:family="text">
      <style:text-properties officeooo:rsid="002de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GNU/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<text:soft-page-break/>l'application aux règles 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6">qualité et sécurité de code source</text:p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P6"/>
          </table:table-cell>
          <table:table-cell table:style-name="Tableau1.E40" office:value-type="string">
            <text:p text:style-name="P8">WEBACCESS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8.10.10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P6">Outil de test de compatibilité RGAOutil de test accessibilité</text:p>
          </table:table-cell>
          <table:table-cell table:style-name="Tableau1.D41" office:value-type="string">
            <text:p text:style-name="P6"/>
          </table:table-cell>
          <table:table-cell table:style-name="Tableau1.E41" office:value-type="string">
            <text:p text:style-name="P8">assistant_rga</text:p>
          </table:table-cell>
          <table:table-cell table:style-name="Tableau1.F41" office:value-type="string">
            <text:p text:style-name="P6">License Ouverte <text:soft-page-break/>1.0</text:p>
          </table:table-cell>
          <table:table-cell table:style-name="Tableau1.G41" office:value-type="string">
            <text:p text:style-name="P6">Firefox</text:p>
          </table:table-cell>
          <table:table-cell table:style-name="Tableau1.H41" office:value-type="string">
            <text:p text:style-name="P6">O</text:p>
          </table:table-cell>
          <table:table-cell table:style-name="Tableau1.I41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table-cell table:style-name="Tableau1.A52" table:number-rows-spanned="11" office:value-type="string">
            <text:p text:style-name="P6">Données et 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<text:span text:style-name="T4">8.0.</text:span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8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8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9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8">LireCouleur</text:p>
          </table:table-cell>
          <table:table-cell table:style-name="Tableau1.F67" office:value-type="string">
            <text:p text:style-name="P6">LGPL-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8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8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8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7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8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8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8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8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8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8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8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8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8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8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8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8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8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8">Additional Alerts</text:p>
          </table:table-cell>
          <table:table-cell table:style-name="Tableau1.F122" office:value-type="string">
            <text:p text:style-name="P8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<text:soft-page-break/>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8">Behaviors <text:soft-page-break/>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<text:soft-page-break/>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8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8">Web<text:span text:style-name="T3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8"><text:span text:style-name="T3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8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2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2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GNU/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9</text:page-number><text:s/>/ <text:page-count>9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GNU/Linux</text:p>
              <text:p text:style-name="Table_20_Contents">version distribution = version courante de la distribution GNU/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2M45S</meta:editing-duration>
    <meta:editing-cycles>6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4-05T08:04:25.560054558</dc:date>
    <dc:creator>Bastien Guerry</dc:creator>
    <meta:document-statistic meta:table-count="3" meta:image-count="0" meta:object-count="0" meta:page-count="9" meta:paragraph-count="1125" meta:word-count="2041" meta:character-count="11812" meta:non-whitespace-character-count="10886"/>
  </office:meta>
</office:document-meta>
</file>